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Pictures/200000C1000021C300000FD9E0754B87.svm"/>
  <manifest:file-entry manifest:media-type="" manifest:full-path="Pictures/2000009D0000197E00000FD9C88BA703.svm"/>
  <manifest:file-entry manifest:media-type="" manifest:full-path="Pictures/200000910000197E00001B90E2688091.svm"/>
  <manifest:file-entry manifest:media-type="" manifest:full-path="Pictures/200000BB0000197E00000FD91B14C55C.svm"/>
  <manifest:file-entry manifest:media-type="" manifest:full-path="Pictures/2000006700001B90000010894157CE00.svm"/>
  <manifest:file-entry manifest:media-type="" manifest:full-path="Pictures/2000009D0000197E0000134BCAFCA378.svm"/>
  <manifest:file-entry manifest:media-type="" manifest:full-path="Pictures/200000D9000021C300000FD939FB584B.svm"/>
  <manifest:file-entry manifest:media-type="" manifest:full-path="Pictures/2000019900001B9000001B905C4DAB5D.svm"/>
  <manifest:file-entry manifest:media-type="" manifest:full-path="Pictures/2000060D0000113A00001B906D073862.svm"/>
  <manifest:file-entry manifest:media-type="" manifest:full-path="Pictures/2000003700000DC800000DC8800E6DC6.svm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35f1fd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use-window-font-color="true" style:text-position="0% 100%" fo:font-size="12pt" fo:font-style="normal" style:text-underline-style="none" fo:font-weight="normal" officeooo:rsid="00d3d41e" officeooo:paragraph-rsid="00d5285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use-window-font-color="true" style:text-position="0% 100%" fo:font-size="12pt" fo:font-style="normal" style:text-underline-style="none" fo:font-weight="normal" officeooo:rsid="00d5285e" officeooo:paragraph-rsid="00d5285e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3d139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5746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69941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85f6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9504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96112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a79ce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ae062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b09c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c289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daceb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ed65a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2a285" officeooo:paragraph-rsid="00e5746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use-window-font-color="true" style:text-position="0% 100%" fo:font-size="12pt" fo:font-style="normal" style:text-underline-style="none" fo:font-weight="normal" officeooo:rsid="00e3d139" officeooo:paragraph-rsid="00e3d139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use-window-font-color="true" style:text-position="0% 100%" fo:font-size="12pt" fo:font-style="normal" style:text-underline-style="none" fo:font-weight="normal" officeooo:rsid="00e5746c" officeooo:paragraph-rsid="00e5746c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use-window-font-color="true" style:text-position="0% 100%" fo:font-size="12pt" fo:font-style="normal" style:text-underline-style="none" fo:font-weight="normal" officeooo:rsid="00e69941" officeooo:paragraph-rsid="00e6994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use-window-font-color="true" style:text-position="0% 100%" fo:font-size="12pt" fo:font-style="normal" style:text-underline-style="none" fo:font-weight="normal" officeooo:rsid="00e69941" officeooo:paragraph-rsid="00f7aa6c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use-window-font-color="true" style:text-position="0% 100%" fo:font-size="12pt" fo:font-style="normal" style:text-underline-style="none" fo:font-weight="normal" officeooo:rsid="00e85f65" officeooo:paragraph-rsid="00e85f65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style:use-window-font-color="true" style:text-position="0% 100%" fo:font-size="12pt" fo:font-style="normal" style:text-underline-style="none" fo:font-weight="normal" officeooo:rsid="00e95044" officeooo:paragraph-rsid="00e85f6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style:use-window-font-color="true" style:text-position="0% 100%" fo:font-size="12pt" fo:font-style="normal" style:text-underline-style="none" fo:font-weight="normal" officeooo:rsid="00e95044" officeooo:paragraph-rsid="00e95044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style:use-window-font-color="true" style:text-position="0% 100%" fo:font-size="12pt" fo:font-style="normal" style:text-underline-style="none" fo:font-weight="normal" officeooo:rsid="00e96112" officeooo:paragraph-rsid="00e9611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use-window-font-color="true" style:text-position="0% 100%" fo:font-size="12pt" fo:font-style="normal" style:text-underline-style="none" fo:font-weight="normal" officeooo:rsid="00ea79ce" officeooo:paragraph-rsid="00ea79c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use-window-font-color="true" style:text-position="0% 100%" fo:font-size="12pt" fo:font-style="normal" style:text-underline-style="none" fo:font-weight="normal" officeooo:rsid="00eae062" officeooo:paragraph-rsid="00eae062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style:use-window-font-color="true" style:text-position="0% 100%" fo:font-size="12pt" fo:font-style="normal" style:text-underline-style="none" fo:font-weight="normal" officeooo:rsid="00eb09c4" officeooo:paragraph-rsid="00eb09c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style:use-window-font-color="true" style:text-position="0% 100%" fo:font-size="12pt" fo:font-style="normal" style:text-underline-style="none" fo:font-weight="normal" officeooo:rsid="00ec2897" officeooo:paragraph-rsid="00ec289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use-window-font-color="true" style:text-position="0% 100%" fo:font-size="12pt" fo:font-style="normal" style:text-underline-style="none" fo:font-weight="normal" officeooo:rsid="00edaceb" officeooo:paragraph-rsid="00edace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style:use-window-font-color="true" style:text-position="0% 100%" fo:font-size="12pt" fo:font-style="normal" style:text-underline-style="none" fo:font-weight="normal" officeooo:rsid="00edaceb" officeooo:paragraph-rsid="0101a05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use-window-font-color="true" style:text-position="0% 100%" fo:font-size="12pt" fo:font-style="normal" style:text-underline-style="none" fo:font-weight="normal" officeooo:rsid="00eed65a" officeooo:paragraph-rsid="00eed65a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use-window-font-color="true" style:text-position="0% 100%" fo:font-size="12pt" fo:font-style="normal" style:text-underline-style="none" fo:font-weight="normal" officeooo:rsid="00f0601b" officeooo:paragraph-rsid="00f0601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style:text-position="0% 100%" fo:font-size="12pt" fo:font-style="normal" style:text-underline-style="none" fo:font-weight="normal" officeooo:rsid="00e2a285" officeooo:paragraph-rsid="00eed65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3d139" officeooo:paragraph-rsid="00e3d13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69941" officeooo:paragraph-rsid="00e6994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95044" officeooo:paragraph-rsid="00e95044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ae062" officeooo:paragraph-rsid="00eae062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c2897" officeooo:paragraph-rsid="00ec2897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break-before="page"/>
      <style:text-properties style:use-window-font-color="true" style:text-position="0% 100%" fo:font-size="12pt" fo:font-style="normal" style:text-underline-style="none" fo:font-weight="normal" officeooo:rsid="00eed65a" officeooo:paragraph-rsid="00eed65a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Heading_20_1" style:master-page-name="First_20_Page">
      <style:paragraph-properties fo:margin-top="0cm" fo:margin-bottom="0cm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42" style:family="paragraph">
      <style:paragraph-properties fo:text-align="center"/>
    </style:style>
    <style:style style:name="T1" style:family="text">
      <style:text-properties officeooo:rsid="004d39bb"/>
    </style:style>
    <style:style style:name="T2" style:family="text">
      <style:text-properties style:text-position="sub 58%" officeooo:rsid="00d5285e"/>
    </style:style>
    <style:style style:name="T3" style:family="text">
      <style:text-properties style:text-position="sub 58%" officeooo:rsid="00e3d139"/>
    </style:style>
    <style:style style:name="T4" style:family="text">
      <style:text-properties style:text-position="sub 58%" officeooo:rsid="00e5746c"/>
    </style:style>
    <style:style style:name="T5" style:family="text">
      <style:text-properties style:text-position="sub 58%" officeooo:rsid="00e69941"/>
    </style:style>
    <style:style style:name="T6" style:family="text">
      <style:text-properties style:text-position="sub 58%" officeooo:rsid="00e95044"/>
    </style:style>
    <style:style style:name="T7" style:family="text">
      <style:text-properties style:text-position="sub 58%" officeooo:rsid="00ea79ce"/>
    </style:style>
    <style:style style:name="T8" style:family="text">
      <style:text-properties style:text-position="sub 58%" officeooo:rsid="00eae062"/>
    </style:style>
    <style:style style:name="T9" style:family="text">
      <style:text-properties style:text-position="sub 58%" officeooo:rsid="00eb09c4"/>
    </style:style>
    <style:style style:name="T10" style:family="text">
      <style:text-properties style:text-position="sub 58%" officeooo:rsid="00edaceb"/>
    </style:style>
    <style:style style:name="T11" style:family="text">
      <style:text-properties style:text-position="sub 58%" officeooo:rsid="00f7aa6c"/>
    </style:style>
    <style:style style:name="T12" style:family="text">
      <style:text-properties fo:color="#999999" officeooo:rsid="00ea79ce"/>
    </style:style>
    <style:style style:name="T13" style:family="text">
      <style:text-properties fo:color="#999999" officeooo:rsid="00eae062"/>
    </style:style>
    <style:style style:name="T14" style:family="text">
      <style:text-properties officeooo:rsid="00d5285e"/>
    </style:style>
    <style:style style:name="T15" style:family="text">
      <style:text-properties style:text-position="super 58%" officeooo:rsid="00e3d139"/>
    </style:style>
    <style:style style:name="T16" style:family="text">
      <style:text-properties style:text-position="super 58%" officeooo:rsid="00e69941"/>
    </style:style>
    <style:style style:name="T17" style:family="text">
      <style:text-properties style:text-position="super 58%" officeooo:rsid="00e85f65" fo:background-color="#ff0000"/>
    </style:style>
    <style:style style:name="T18" style:family="text">
      <style:text-properties style:text-position="super 58%" officeooo:rsid="00e95044"/>
    </style:style>
    <style:style style:name="T19" style:family="text">
      <style:text-properties style:text-position="super 58%" officeooo:rsid="00f7aa6c"/>
    </style:style>
    <style:style style:name="T20" style:family="text">
      <style:text-properties style:text-position="super 58%" officeooo:rsid="00e85f65" fo:background-color="transparent"/>
    </style:style>
    <style:style style:name="T21" style:family="text">
      <style:text-properties officeooo:rsid="00e3d139"/>
    </style:style>
    <style:style style:name="T22" style:family="text">
      <style:text-properties officeooo:rsid="00e5746c"/>
    </style:style>
    <style:style style:name="T23" style:family="text">
      <style:text-properties officeooo:rsid="00e69941"/>
    </style:style>
    <style:style style:name="T24" style:family="text">
      <style:text-properties officeooo:rsid="00e85f65"/>
    </style:style>
    <style:style style:name="T25" style:family="text">
      <style:text-properties officeooo:rsid="00e85f65" fo:background-color="#ff0000"/>
    </style:style>
    <style:style style:name="T26" style:family="text">
      <style:text-properties officeooo:rsid="00eed65a" fo:background-color="#ff0000"/>
    </style:style>
    <style:style style:name="T27" style:family="text">
      <style:text-properties officeooo:rsid="00e95044"/>
    </style:style>
    <style:style style:name="T28" style:family="text">
      <style:text-properties officeooo:rsid="00e96112"/>
    </style:style>
    <style:style style:name="T29" style:family="text">
      <style:text-properties officeooo:rsid="00ea79ce"/>
    </style:style>
    <style:style style:name="T30" style:family="text">
      <style:text-properties officeooo:rsid="00eae062"/>
    </style:style>
    <style:style style:name="T31" style:family="text">
      <style:text-properties officeooo:rsid="00eb09c4"/>
    </style:style>
    <style:style style:name="T32" style:family="text">
      <style:text-properties officeooo:rsid="00ec2897"/>
    </style:style>
    <style:style style:name="T33" style:family="text">
      <style:text-properties officeooo:rsid="00edaceb"/>
    </style:style>
    <style:style style:name="T34" style:family="text">
      <style:text-properties officeooo:rsid="00eed65a"/>
    </style:style>
    <style:style style:name="T35" style:family="text">
      <style:text-properties officeooo:rsid="00f0601b"/>
    </style:style>
    <style:style style:name="T36" style:family="text">
      <style:text-properties officeooo:rsid="00f3ef65"/>
    </style:style>
    <style:style style:name="T37" style:family="text">
      <style:text-properties officeooo:rsid="00f7aa6c"/>
    </style:style>
    <style:style style:name="T38" style:family="text">
      <style:text-properties officeooo:rsid="00f835af"/>
    </style:style>
    <style:style style:name="T39" style:family="text">
      <style:text-properties officeooo:rsid="00e85f65" fo:background-color="transparent"/>
    </style:style>
    <style:style style:name="T40" style:family="text">
      <style:text-properties officeooo:rsid="00eed65a" fo:background-color="transparent"/>
    </style:style>
    <style:style style:name="T41" style:family="text">
      <style:text-properties officeooo:rsid="00fa09b1"/>
    </style:style>
    <style:style style:name="T42" style:family="text">
      <style:text-properties officeooo:rsid="00fe17e1"/>
    </style:style>
    <style:style style:name="T43" style:family="text">
      <style:text-properties officeooo:rsid="00ff800e"/>
    </style:style>
    <style:style style:name="T44" style:family="text">
      <style:text-properties officeooo:rsid="0101a057"/>
    </style:style>
    <style:style style:name="T45" style:family="text">
      <style:text-properties officeooo:rsid="00eed65a" fo:background-color="#ffff00"/>
    </style:style>
    <style:style style:name="T46" style:family="text">
      <style:text-properties officeooo:rsid="010412c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svg:stroke-width="0.025cm" draw:marker-end="Arrowheads_20_1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="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draw:marker-end="Arrowheads_20_1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3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-dash="Fine_20_Dashed_20__28_var_29_" svg:stroke-width="0.03cm" draw:fill="none" draw:textarea-vertical-align="middle" draw:auto-grow-height="false" fo:min-height="1.321cm" fo:min-width="0.88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1">20<text:span text:style-name="T1">11</text:span>-(<text:span text:style-name="T1">05</text:span>)<text:span text:style-name="T1">maj</text:span>-<text:span text:style-name="T21">11</text:span>: dag <text:span text:style-name="T21">29</text:span></text:h>
      <text:p text:style-name="P2"/>
      <text:p text:style-name="P4">Mer om grafer</text:p>
      <text:p text:style-name="P4"/>
      <text:p text:style-name="P4"><text:tab/><text:span text:style-name="T21">Fortsättning på </text:span>(hörn)färgning av grafer</text:p>
      <text:p text:style-name="P4"/>
      <text:p text:style-name="P3"><text:span text:style-name="T14"><text:tab/><text:tab/>Kromatiska polynomet, P</text:span><text:span text:style-name="T2">G</text:span><text:span text:style-name="T14">(λ)</text:span></text:p>
      <text:p text:style-name="P4"/>
      <text:p text:style-name="P4"><text:tab/>Matchning i grafer</text:p>
      <text:p text:style-name="P4"/>
      <text:p text:style-name="P4"><text:tab/><text:tab/>Fullständig och maximal matchning</text:p>
      <text:p text:style-name="P4"/>
      <text:p text:style-name="P4"><text:tab/><text:tab/>Bipartita grafer</text:p>
      <text:p text:style-name="P4"/>
      <text:p text:style-name="P4"><text:tab/><text:tab/>Halls sats (gifterm<text:span text:style-name="T36">å</text:span>lssatsen)</text:p>
      <text:p text:style-name="P4"/>
      <text:p text:style-name="P4"><text:tab/><text:tab/><text:tab/>Utökande alternerande stigar</text:p>
      <text:p text:style-name="P4"/>
      <text:p text:style-name="P18"><text:tab/><text:tab/>Maximal matchning i bipartita grafer</text:p>
      <text:p text:style-name="P4"/>
      <text:p text:style-name="P4"><text:tab/><text:tab/>Distinkta representater (tramsversalerna)</text:p>
      <text:p text:style-name="P4"/>
      <text:p text:style-name="P18"><text:tab/>Övnings-KS 5</text:p>
      <text:p text:style-name="P18"/>
      <text:p text:style-name="P18"/>
      <text:p text:style-name="P18"/>
      <text:p text:style-name="P18"/>
      <text:p text:style-name="P18"/>
      <text:p text:style-name="P18"/>
      <text:p text:style-name="P18">Tentaanmälan senast söndag.</text:p>
      <text:p text:style-name="P35">Om kromatiska polynomet för en graf G = (V, E):</text:p>
      <text:p text:style-name="P18"/>
      <text:p text:style-name="P5"><text:span text:style-name="T21"><text:tab/>P</text:span><text:span text:style-name="T3">G</text:span><text:span text:style-name="T21">(λ) — antalet sätt att hörnfärga grafen G med λ färger.</text:span></text:p>
      <text:p text:style-name="P18"/>
      <text:p text:style-name="P18"/>
      <text:p text:style-name="P18"/>
      <text:p text:style-name="P18">Exempel:</text:p>
      <text:p text:style-name="P18"/>
      <text:p text:style-name="P18"><text:tab/>G ett träd T = (V, E)</text:p>
      <text:p text:style-name="P18"/>
      <text:p text:style-name="P5"><text:span text:style-name="T21"><text:tab/>P</text:span><text:span text:style-name="T3">T</text:span><text:span text:style-name="T21">(λ) = λ(λ − 1)</text:span><text:span text:style-name="T15">n − 1</text:span><text:span text:style-name="T21">,<text:tab/>|V| = n</text:span></text:p>
      <text:p text:style-name="P18"><draw:line text:anchor-type="paragraph" draw:z-index="0" draw:style-name="gr1" draw:text-style-name="P42" svg:x1="3.78cm" svg:y1="0.995cm" svg:x2="3.066cm" svg:y2="0.069cm"><text:p/></draw:line><draw:line text:anchor-type="paragraph" draw:z-index="1" draw:style-name="gr2" draw:text-style-name="P42" svg:x1="7.484cm" svg:y1="1.021cm" svg:x2="4.574cm" svg:y2="0.042cm"><text:p/></draw:line></text:p>
      <text:p text:style-name="P18"/>
      <text:p text:style-name="P18"><text:tab/><text:tab/>första hörnet<text:tab/><text:tab/>de andra (bara en granne bland</text:p>
      <text:p text:style-name="P18"><text:tab/><text:tab/><text:tab/><text:tab/><text:tab/><text:tab/>resten färgadem ty inga cykler).</text:p>
      <text:p text:style-name="P18"/>
      <text:p text:style-name="P18"><draw:frame draw:style-name="fr1" draw:name="graphics1" text:anchor-type="paragraph" svg:x="4.658cm" svg:y="0cm" svg:width="7.056cm" svg:height="4.233cm" draw:z-index="2"><draw:image xlink:href="Pictures/2000006700001B90000010894157CE00.svm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><draw:frame draw:style-name="fr1" draw:name="graphics2" text:anchor-type="paragraph" svg:x="8.38cm" svg:y="0.009cm" svg:width="3.528cm" svg:height="3.528cm" draw:z-index="3"><draw:image xlink:href="Pictures/2000003700000DC800000DC8800E6DC6.svm" xlink:type="simple" xlink:show="embed" xlink:actuate="onLoad"/></draw:frame><text:span text:style-name="T22">Exempel:<text:tab/>C</text:span><text:span text:style-name="T4">3</text:span><text:span text:style-name="T22">:</text:span></text:p>
      <text:p text:style-name="P19"/>
      <text:p text:style-name="P6"><text:span text:style-name="T22"><text:tab/></text:span><text:span text:style-name="T22"><draw:frame draw:style-name="fr2" draw:name="Object1" text:anchor-type="as-char" svg:width="5.241cm" svg:height="0.787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9"/>
      <text:p text:style-name="P19"/>
      <text:p text:style-name="P19"/>
      <text:p text:style-name="P19"/>
      <text:p text:style-name="P19"/>
      <text:p text:style-name="P17"><text:span text:style-name="T22">Rekursion för att finna P</text:span><text:span text:style-name="T4">G</text:span><text:span text:style-name="T22">(λ):</text:span></text:p>
      <text:p text:style-name="P19"/>
      <text:p text:style-name="P19"><text:tab/>Låt<text:tab/>e ∈ E <text:s/>i <text:s/>G = (V, E)</text:p>
      <text:p text:style-name="P19"/>
      <text:p text:style-name="P19"><text:tab/>Låt<text:tab/>G − e:<text:tab/>G med e borttagen</text:p>
      <text:p text:style-name="P19"><text:tab/><text:tab/>G/e:<text:tab/><text:tab/>G med e kontraherad</text:p>
      <text:p text:style-name="P19"/>
      <text:p text:style-name="P19"/>
      <text:p text:style-name="P20"><draw:frame draw:style-name="fr1" draw:name="graphics3" text:anchor-type="paragraph" svg:x="2.568cm" svg:y="0.053cm" svg:width="8.643cm" svg:height="4.057cm" draw:z-index="5"><draw:image xlink:href="Pictures/200000D9000021C300000FD939FB584B.svm" xlink:type="simple" xlink:show="embed" xlink:actuate="onLoad"/></draw:frame><text:tab/><text:tab/>G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graphics4" text:anchor-type="paragraph" svg:x="2.542cm" svg:y="0.035cm" svg:width="8.643cm" svg:height="4.057cm" draw:z-index="6"><draw:image xlink:href="Pictures/200000C1000021C300000FD9E0754B87.svm" xlink:type="simple" xlink:show="embed" xlink:actuate="onLoad"/></draw:frame><text:tab/><text:tab/>G − e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graphics5" text:anchor-type="paragraph" svg:x="2.595cm" svg:y="0.044cm" svg:width="6.526cm" svg:height="4.057cm" draw:z-index="7"><draw:image xlink:href="Pictures/200000BB0000197E00000FD91B14C55C.svm" xlink:type="simple" xlink:show="embed" xlink:actuate="onLoad"/></draw:frame><text:tab/><text:tab/>G/e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7"><text:span text:style-name="T23"><text:tab/>Då P</text:span><text:span text:style-name="T5">G − e</text:span><text:span text:style-name="T23">(λ) = P</text:span><text:span text:style-name="T5">G</text:span><text:span text:style-name="T23">(λ) + P</text:span><text:span text:style-name="T5">G/e</text:span><text:span text:style-name="T23">(λ)<text:tab/><text:tab/>(additionsprincipen)</text:span></text:p>
      <text:p text:style-name="P20"><draw:line text:anchor-type="paragraph" draw:z-index="8" draw:style-name="gr3" draw:text-style-name="P42" svg:x1="4.15cm" svg:y1="1.402cm" svg:x2="4.494cm" svg:y2="0.079cm"><text:p/></draw:line><draw:line text:anchor-type="paragraph" draw:z-index="9" draw:style-name="gr3" draw:text-style-name="P42" svg:x1="7.51cm" svg:y1="1.508cm" svg:x2="6.346cm" svg:y2="0.053cm"><text:p/></draw:line></text:p>
      <text:p text:style-name="P20"/>
      <text:p text:style-name="P20"/>
      <text:p text:style-name="P20"><text:tab/><text:tab/>u, v olika färg.<text:tab/><text:tab/>u, v samma färg.</text:p>
      <text:p text:style-name="P20"/>
      <text:p text:style-name="P36"><text:tab/>Så</text:p>
      <text:p text:style-name="P20"><draw:custom-shape text:anchor-type="paragraph" draw:z-index="10" draw:style-name="gr4" draw:text-style-name="P42" svg:width="0.371cm" svg:height="2.117cm" svg:x="2.431cm" svg:y="0.187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"><text:span text:style-name="T23"><text:tab/><text:tab/> <text:s/>P</text:span><text:span text:style-name="T5">G</text:span><text:span text:style-name="T23">(λ) = P</text:span><text:span text:style-name="T5">G − e</text:span><text:span text:style-name="T23">(λ) − P</text:span><text:span text:style-name="T5">G/e</text:span><text:span text:style-name="T23">(λ)</text:span></text:p>
      <text:p text:style-name="P20"/>
      <text:p text:style-name="P21"><text:tab/><text:tab/> <text:s/>P<text:span text:style-name="T11">(V, ∅)</text:span><text:span text:style-name="T37">(λ) = λ</text:span><text:span text:style-name="T19">|V|</text:span></text:p>
      <text:p text:style-name="P20"/>
      <text:p text:style-name="P20"/>
      <text:p text:style-name="P20"><text:tab/><text:tab/>ger en rekursion över antalet kanter i grafen.</text:p>
      <text:p text:style-name="P20"/>
      <text:p text:style-name="P20"/>
      <text:p text:style-name="P20">Med induktion (över antalet kanter) kan då visas:</text:p>
      <text:p text:style-name="P20"><draw:custom-shape text:anchor-type="paragraph" draw:z-index="11" draw:style-name="gr4" draw:text-style-name="P42" svg:width="0.371cm" svg:height="2.532cm" svg:x="1.346cm" svg:y="0.443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7"><text:span text:style-name="T23"><text:tab/> <text:s text:c="3"/>P</text:span><text:span text:style-name="T5">G</text:span><text:span text:style-name="T23">(λ) är ett polynom i λ.</text:span></text:p>
      <text:p text:style-name="P20"/>
      <text:p text:style-name="P7"><text:span text:style-name="T23"><text:tab/><text:tab/>höstagradstermen:<text:tab/>λ</text:span><text:span text:style-name="T16">|V|</text:span></text:p>
      <text:p text:style-name="P7"><text:span text:style-name="T23"><text:tab/><text:tab/>nästagradstermen:<text:tab/>−|E|λ</text:span><text:span text:style-name="T16">|V| − 1</text:span></text:p>
      <text:p text:style-name="P20"><text:tab/><text:tab/>k<text:span text:style-name="T38">o</text:span>efficienterna är heltal, alternerande ≥ 0, ≤ 0.</text:p>
      <text:p text:style-name="P20"/>
      <text:p text:style-name="P20"/>
      <text:p text:style-name="P7"><text:span text:style-name="T23">χ(G):<text:tab/>det minsta λ = 0, 1, 2, …<text:tab/>så att P</text:span><text:span text:style-name="T5">G</text:span><text:span text:style-name="T23">(λ) ≠ 0.</text:span></text:p>
      <text:p text:style-name="P20"/>
      <text:p text:style-name="P20"/>
      <text:p text:style-name="P20"/>
      <text:p text:style-name="P20"/>
      <text:p text:style-name="P20">Exempel:</text:p>
      <text:p text:style-name="P20"/>
      <text:p text:style-name="P7"><draw:line text:anchor-type="paragraph" draw:z-index="15" draw:style-name="gr5" draw:text-style-name="P42" svg:x1="5.579cm" svg:y1="0.748cm" svg:x2="6.24cm" svg:y2="1.281cm"><text:p/></draw:line><text:span text:style-name="T23"><text:tab/></text:span><text:span text:style-name="T23"><draw:frame draw:style-name="fr3" draw:name="Object2" text:anchor-type="as-char" svg:y="-0.411cm" svg:width="1.288cm" svg:height="0.69cm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23"><text:tab/>=<text:tab/></text:span><text:span text:style-name="T23"><draw:frame draw:style-name="fr3" draw:name="Object3" text:anchor-type="as-char" svg:y="-0.404cm" svg:width="1.214cm" svg:height="0.69cm" draw:z-index="1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 − </text:span><text:span text:style-name="T23"><draw:frame draw:style-name="fr3" draw:name="Object4" text:anchor-type="as-char" svg:y="-0.411cm" svg:width="1.766cm" svg:height="0.69cm" draw:z-index="1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<text:tab/><text:tab/>=</text:span></text:p>
      <text:p text:style-name="P20"/>
      <text:p text:style-name="P20"><text:tab/><text:tab/><text:tab/><text:tab/><text:tab/>Linjärt träd</text:p>
      <text:p text:style-name="P20"/>
      <text:p text:style-name="P7"><draw:custom-shape text:anchor-type="paragraph" draw:z-index="17" draw:style-name="gr4" draw:text-style-name="P42" svg:width="0.276cm" svg:height="2.008cm" draw:transform="rotate (-1.57079632679579) translate (6.18772222222222cm 0.474486111111111cm)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3"><text:tab/><text:tab/><text:tab/>=<text:tab/>λ(λ − 1)</text:span><text:span text:style-name="T16">n − 1</text:span><text:span text:style-name="T23"> − </text:span><text:span text:style-name="T23"><draw:frame draw:style-name="fr3" draw:name="Object5" text:anchor-type="as-char" svg:y="-0.411cm" svg:width="1.766cm" svg:height="0.69cm" draw:z-index="1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4"><text:tab/>=</text:span></text:p>
      <text:p text:style-name="P22"><text:tab/><text:tab/><text:tab/> <text:s text:c="2"/>λ − 1 + 1</text:p>
      <text:p text:style-name="P22"/>
      <text:p text:style-name="P8"><text:span text:style-name="T24"><text:tab/><text:tab/><text:tab/>= </text:span><text:span text:style-name="T39">(λ − 1)</text:span><text:span text:style-name="T20">n</text:span><text:span text:style-name="T39"> + (λ − 1)</text:span><text:span text:style-name="T20">n − 1</text:span><text:span text:style-name="T24"> − </text:span><text:span text:style-name="T24"><draw:frame draw:style-name="fr3" draw:name="Object6" text:anchor-type="as-char" svg:y="-0.411cm" svg:width="1.766cm" svg:height="0.69cm" draw:z-index="18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2"/>
      <text:p text:style-name="P22"><text:tab/>Det vill säga</text:p>
      <text:p text:style-name="P22"/>
      <text:p text:style-name="P8"><text:span text:style-name="T24"><text:tab/><text:tab/></text:span><text:span text:style-name="T24"><draw:frame draw:style-name="fr3" draw:name="Object7" text:anchor-type="as-char" svg:y="-0.411cm" svg:width="1.208cm" svg:height="0.69cm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7"> − (λ − 1)</text:span><text:span text:style-name="T18">n</text:span><text:span text:style-name="T6"><text:tab/></text:span><text:span text:style-name="T27">= −(</text:span><text:span text:style-name="T27"><draw:frame draw:style-name="fr3" draw:name="Object8" text:anchor-type="as-char" svg:y="-0.411cm" svg:width="1.686cm" svg:height="0.69cm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7"> − (λ − 1)</text:span><text:span text:style-name="T18">n − 1</text:span><text:span text:style-name="T27">) <text:tab/>=</text:span></text:p>
      <text:p text:style-name="P23"/>
      <text:p text:style-name="P9"><text:span text:style-name="T27"><text:tab/><text:tab/><text:tab/><text:tab/><text:tab/>= (−1)</text:span><text:span text:style-name="T18">n − 3</text:span><text:span text:style-name="T27">(</text:span><text:span text:style-name="T27"><draw:frame draw:style-name="fr3" draw:name="Object9" text:anchor-type="as-char" svg:y="-0.411cm" svg:width="1.208cm" svg:height="0.69cm" draw:z-index="2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7"> − (λ − 1)</text:span><text:span text:style-name="T18">3</text:span><text:span text:style-name="T27">)<text:tab/>=</text:span></text:p>
      <text:p text:style-name="P24"/>
      <text:p text:style-name="P9"><text:span text:style-name="T27"><text:tab/><text:tab/><text:tab/><text:tab/><text:tab/>= (−1)</text:span><text:span text:style-name="T18">n − 3</text:span><text:span text:style-name="T27">(λ(λ − 1)(λ − 2) − (λ − 1)</text:span><text:span text:style-name="T18">3</text:span><text:span text:style-name="T27">)<text:tab/>=</text:span></text:p>
      <text:p text:style-name="P24"/>
      <text:p text:style-name="P9"><text:span text:style-name="T27"><text:tab/><text:tab/><text:tab/><text:tab/><text:tab/>= (−</text:span><text:span text:style-name="T41">1</text:span><text:span text:style-name="T27">)</text:span><text:span text:style-name="T18">n</text:span><text:span text:style-name="T27">(λ − 1)</text:span></text:p>
      <text:p text:style-name="P37"><text:tab/>Så:</text:p>
      <text:p text:style-name="P24"/>
      <text:p text:style-name="P9"><text:span text:style-name="T27"><text:tab/><text:tab/></text:span><text:span text:style-name="T27"><draw:frame draw:style-name="fr3" draw:name="Object10" text:anchor-type="as-char" svg:y="-0.411cm" svg:width="1.208cm" svg:height="0.69cm" draw:z-index="22"><draw:object xlink:href="./Object 10" xlink:type="simple" xlink:show="embed" xlink:actuate="onLoad"/><draw:image xlink:href="./ObjectReplacements/Object 10" xlink:type="simple" xlink:show="embed" xlink:actuate="onLoad"/></draw:frame></text:span><text:span text:style-name="T27"> = (λ − 1)</text:span><text:span text:style-name="T18">n</text:span><text:span text:style-name="T27"> + (−1)</text:span><text:span text:style-name="T18">n</text:span><text:span text:style-name="T27">(λ − 1)</text:span></text:p>
      <text:p text:style-name="P24"/>
      <text:p text:style-name="P9"><text:span text:style-name="T27"><text:tab/><text:tab/></text:span><text:span text:style-name="T27"><draw:frame draw:style-name="fr3" draw:name="Object11" text:anchor-type="as-char" svg:y="-0.411cm" svg:width="3.681cm" svg:height="0.69cm" draw:z-index="23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4"/>
      <text:p text:style-name="P10"><draw:custom-shape text:anchor-type="paragraph" draw:z-index="25" draw:style-name="gr4" draw:text-style-name="P42" svg:width="0.265cm" svg:height="1.059cm" svg:x="10.527cm" svg:y="0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text:span text:style-name="T28"><text:tab/><text:tab/></text:span><text:span text:style-name="T28"><draw:frame draw:style-name="fr3" draw:name="Object12" text:anchor-type="as-char" svg:y="-0.411cm" svg:width="10.534cm" svg:height="1.06cm" draw:z-index="24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5"/>
      <text:p text:style-name="P25"/>
      <text:p text:style-name="P25"/>
      <text:p text:style-name="P25"/>
      <text:p text:style-name="P26">Matchning i grafen G = (V, E)</text:p>
      <text:p text:style-name="P26"><draw:line text:anchor-type="paragraph" draw:z-index="27" draw:style-name="gr2" draw:text-style-name="P42" svg:x1="2.483cm" svg:y1="1.1cm" svg:x2="1.372cm" svg:y2="0.095cm"><text:p/></draw:line></text:p>
      <text:p text:style-name="P26"/>
      <text:p text:style-name="P11"><text:span text:style-name="T29"><text:tab/><text:tab/>en delmängd M till E </text:span><text:span text:style-name="T12">(M ⊆ E)</text:span><text:span text:style-name="T29"> med parvis disjunkta kanter </text:span><text:span text:style-name="T12">(δ(v) ≤ 1)</text:span><text:span text:style-name="T29">.</text:span></text:p>
      <text:p text:style-name="P26"/>
      <text:p text:style-name="P26"/>
      <text:p text:style-name="P26"><draw:frame draw:style-name="fr1" draw:name="graphics6" text:anchor-type="paragraph" svg:x="1.298cm" svg:y="0cm" svg:width="6.526cm" svg:height="4.057cm" draw:z-index="26"><draw:image xlink:href="Pictures/2000009D0000197E00000FD9C88BA703.svm" xlink:type="simple" xlink:show="embed" xlink:actuate="onLoad"/></draw:frame></text:p>
      <text:p text:style-name="P26"/>
      <text:p text:style-name="P26"/>
      <text:p text:style-name="P26"/>
      <text:p text:style-name="P26"><text:tab/><text:tab/><text:tab/><text:tab/><text:tab/><text:tab/><text:tab/>Fullständig matchning, alla hörn</text:p>
      <text:p text:style-name="P11"><text:span text:style-name="T29"><text:tab/><text:tab/><text:tab/><text:tab/><text:tab/><text:tab/><text:tab/>ingår i en kant M = {e</text:span><text:span text:style-name="T7">1</text:span><text:span text:style-name="T29">, e</text:span><text:span text:style-name="T7">2</text:span><text:span text:style-name="T29">, e</text:span><text:span text:style-name="T7">3</text:span><text:span text:style-name="T29">}.</text:span></text:p>
      <text:p text:style-name="P26"/>
      <text:p text:style-name="P26"/>
      <text:p text:style-name="P26"/>
      <text:p text:style-name="P26"><draw:frame draw:style-name="fr1" draw:name="graphics7" text:anchor-type="paragraph" svg:x="1.298cm" svg:y="0.282cm" svg:width="6.526cm" svg:height="4.939cm" draw:z-index="28"><draw:image xlink:href="Pictures/2000009D0000197E0000134BCAFCA378.svm" xlink:type="simple" xlink:show="embed" xlink:actuate="onLoad"/></draw:frame></text:p>
      <text:p text:style-name="P26"/>
      <text:p text:style-name="P26"/>
      <text:p text:style-name="P27"><text:tab/><text:tab/><text:tab/><text:tab/><text:tab/><text:tab/><text:tab/>Maximal matchning</text:p>
      <text:p text:style-name="P27"><text:tab/><text:tab/><text:tab/><text:tab/><text:tab/><text:tab/><text:tab/>|M| maximal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Vi talar här om matchning i bipartita grafer, G = (X ⊔ Y, E).</text:p>
      <text:p text:style-name="P27"/>
      <text:p text:style-name="P12"><text:span text:style-name="T30">För dem kallar vi en matchning fullständig om |M| = |X| </text:span><text:span text:style-name="T13">≤ |Y|</text:span><text:span text:style-name="T30">.</text:span></text:p>
      <text:p text:style-name="P27"/>
      <text:p text:style-name="P38">Halls sats:<text:tab/>(giftermålssatsen)</text:p>
      <text:p text:style-name="P27"/>
      <text:p text:style-name="P27"><text:tab/>En bipartit graf G = (X ⊔ Y, E) har en fullständig matchning omm</text:p>
      <text:p text:style-name="P27"><draw:frame draw:style-name="fr1" draw:name="graphics8" text:anchor-type="paragraph" svg:x="11.061cm" svg:y="0.185cm" svg:width="6.526cm" svg:height="7.056cm" draw:z-index="29"><draw:image xlink:href="Pictures/200000910000197E00001B90E2688091.svm" xlink:type="simple" xlink:show="embed" xlink:actuate="onLoad"/></draw:frame></text:p>
      <text:p text:style-name="P27"><text:tab/><text:tab/>|P(A)| ≥ |A| för alla A ⊆ X</text:p>
      <text:p text:style-name="P27"/>
      <text:p text:style-name="P27"><text:tab/>där</text:p>
      <text:p text:style-name="P27"/>
      <text:p text:style-name="P27"><text:tab/><text:tab/>P(A) = {y ∈ Y | {x, y} ∈ E, något x ∈ X}</text:p>
      <text:p text:style-name="P27"/>
      <text:p text:style-name="P27"/>
      <text:p text:style-name="P27"/>
      <text:p text:style-name="P27"/>
      <text:p text:style-name="P27"/>
      <text:p text:style-name="P27"/>
      <text:p text:style-name="P27">Bevis för Halls sats:</text:p>
      <text:p text:style-name="P27"/>
      <text:p text:style-name="P27"><text:tab/>⇒:<text:tab/>Klart</text:p>
      <text:p text:style-name="P27"><text:tab/><text:tab/>(P(A) innehåller alla som de i A matchas med).</text:p>
      <text:p text:style-name="P27"/>
      <text:p text:style-name="P27"><text:tab/>⇐:<text:tab/>Det räcker att visa att (om villkoret är uppfyllt) om en matchning M</text:p>
      <text:p text:style-name="P27"><text:tab/><text:tab/>har m = |M| &lt; |X|, finns en matchning M' med |M'| = m + 1.</text:p>
      <text:p text:style-name="P27"/>
      <text:p text:style-name="P27"><text:tab/><text:tab/>Vi skall finna en utökande alternerande stig i G.</text:p>
      <text:p text:style-name="P27"/>
      <text:p text:style-name="P12"><text:span text:style-name="T30"><text:tab/><text:tab/>Låt x</text:span><text:span text:style-name="T8">0</text:span><text:span text:style-name="T30"> ∈ X vara omatchat (i M)</text:span><text:span text:style-name="T42">.</text:span></text:p>
      <text:p text:style-name="P27"/>
      <text:p text:style-name="P12"><text:span text:style-name="T30"><text:tab/><text:tab/>|P({x</text:span><text:span text:style-name="T8">0</text:span><text:span text:style-name="T30">})| ≥ |{x</text:span><text:span text:style-name="T8">0</text:span><text:span text:style-name="T30">}| = 1, så det finns en kant till x</text:span><text:span text:style-name="T8">0</text:span><text:span text:style-name="T30">y, i M annars</text:span></text:p>
      <text:p text:style-name="P12"><text:span text:style-name="T30"><text:tab/><text:tab/>x</text:span><text:span text:style-name="T8">1</text:span><text:span text:style-name="T30">y</text:span><text:span text:style-name="T8">1</text:span><text:span text:style-name="T30"> ∈ M, x</text:span><text:span text:style-name="T8">1</text:span><text:span text:style-name="T30"> ≠ x</text:span><text:span text:style-name="T8">0</text:span><text:span text:style-name="T30">. |P({x</text:span><text:span text:style-name="T8">0</text:span><text:span text:style-name="T30">, x</text:span><text:span text:style-name="T8">1</text:span><text:span text:style-name="T30">}| ≥ |{x</text:span><text:span text:style-name="T8">0</text:span><text:span text:style-name="T30">, x</text:span><text:span text:style-name="T8">1</text:span><text:span text:style-name="T30">}| = 2 så det finns y</text:span><text:span text:style-name="T8">2</text:span><text:span text:style-name="T30"> ≠ y</text:span><text:span text:style-name="T8">1</text:span><text:span text:style-name="T30">,</text:span></text:p>
      <text:p text:style-name="P12"><text:span text:style-name="T30"><text:tab/><text:tab/>så att x</text:span><text:span text:style-name="T8">0</text:span><text:span text:style-name="T30">y</text:span><text:span text:style-name="T8">2</text:span><text:span text:style-name="T30"> ∈ E eller x</text:span><text:span text:style-name="T8">1</text:span><text:span text:style-name="T30">y</text:span><text:span text:style-name="T8">2</text:span><text:span text:style-name="T30"> ∈ E och ∉ M.</text:span></text:p>
      <text:p text:style-name="P27"/>
      <text:p text:style-name="P12"><text:span text:style-name="T30"><text:tab/><text:tab/>Man finner olika y</text:span><text:span text:style-name="T8">1</text:span><text:span text:style-name="T30">, y</text:span><text:span text:style-name="T8">2</text:span><text:span text:style-name="T30">, … med en alternerande stig x</text:span><text:span text:style-name="T8">0</text:span><text:span text:style-name="T30">, …, y</text:span><text:span text:style-name="T8">i</text:span><text:span text:style-name="T30">.</text:span></text:p>
      <text:p text:style-name="P27"><draw:line text:anchor-type="paragraph" draw:z-index="30" draw:style-name="gr3" draw:text-style-name="P42" svg:x1="9.627cm" svg:y1="1.337cm" svg:x2="10.738cm" svg:y2="0.014cm"><text:p/></draw:line></text:p>
      <text:p text:style-name="P27"/>
      <text:p text:style-name="P27"/>
      <text:p text:style-name="P27"><text:tab/><text:tab/><text:tab/><text:tab/><text:tab/>varannan kant i M, varannan inte.</text:p>
      <text:p text:style-name="P27"/>
      <text:p text:style-name="P12"><text:span text:style-name="T30"><text:tab/><text:tab/>Tar slut med att något y</text:span><text:span text:style-name="T8">n</text:span><text:span text:style-name="T30"> är omatchat.</text:span></text:p>
      <text:p text:style-name="P27"/>
      <text:p text:style-name="P27"/>
      <text:p text:style-name="P13"><text:span text:style-name="T31"><text:tab/>Byt matchat–omatchat i stigen x</text:span><text:span text:style-name="T9">0</text:span><text:span text:style-name="T31">, …</text:span><text:span text:style-name="T43">,</text:span><text:span text:style-name="T31"> y</text:span><text:span text:style-name="T9">n</text:span><text:span text:style-name="T31">!</text:span></text:p>
      <text:p text:style-name="P28"><text:tab/>Ger M' med |M'| = m + 1.</text:p>
      <text:p text:style-name="P28"/>
      <text:p text:style-name="P39">Sats:</text:p>
      <text:p text:style-name="P29"/>
      <text:p text:style-name="P29"><text:tab/>En maximal matchning M av en bipartit graf har storlek |M| = |X| − δ(G)</text:p>
      <text:p text:style-name="P29"/>
      <text:p text:style-name="P14"><text:span text:style-name="T32"><text:tab/><text:tab/></text:span><text:span text:style-name="T32"><draw:frame draw:style-name="fr2" draw:name="Object13" text:anchor-type="as-char" svg:width="12.552cm" svg:height="0.787cm" draw:z-index="31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9"/>
      <text:p text:style-name="P29"><text:tab/>Ty:</text:p>
      <text:p text:style-name="P29"><text:tab/><text:tab/>δ(G) ≥ 0, ty A ≠ ∅ ger |A| − |P(A)| = 0</text:p>
      <text:p text:style-name="P29"/>
      <text:p text:style-name="P29"><text:tab/><text:tab/>δ(G) = 0 omm villkoret i Halls sats är uppfyllt.</text:p>
      <text:p text:style-name="P29"/>
      <text:p text:style-name="P29"><text:tab/><text:tab/>Om δ(G) &gt; 0:<text:tab/>Utvidga G till G* = (X ∪ (Y ∪ D), E*) enligt</text:p>
      <text:p text:style-name="P29"/>
      <text:p text:style-name="P29"><draw:frame draw:style-name="fr1" draw:name="graphics9" text:anchor-type="paragraph" svg:x="6.696cm" svg:y="0.132cm" svg:width="4.41cm" svg:height="7.056cm" draw:z-index="32"><draw:image xlink:href="Pictures/2000060D0000113A00001B906D073862.svm" xlink:type="simple" xlink:show="embed" xlink:actuate="onLoad"/></draw:frame><draw:custom-shape text:anchor-type="paragraph" draw:z-index="33" draw:style-name="gr4" draw:text-style-name="P42" svg:width="0.53cm" svg:height="7.044cm" svg:x="6.611cm" svg:y="0.132cm"><text:p/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custom-shape text:anchor-type="paragraph" draw:z-index="34" draw:style-name="gr6" draw:text-style-name="P42" svg:width="0.371cm" svg:height="3.155cm" svg:x="10.871cm" svg:y="0.13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29"/>
      <text:p text:style-name="P30"/>
      <text:p text:style-name="P30"><text:tab/><text:tab/><text:tab/><text:tab/><text:tab/><text:tab/><text:tab/><text:tab/><text:tab/>Y</text:p>
      <text:p text:style-name="P30"/>
      <text:p text:style-name="P30"/>
      <text:p text:style-name="P30"/>
      <text:p text:style-name="P30"><text:tab/><text:tab/><text:tab/><text:tab/><text:tab/>X</text:p>
      <text:p text:style-name="P30"><draw:custom-shape text:anchor-type="paragraph" draw:z-index="35" draw:style-name="gr4" draw:text-style-name="P42" svg:width="0.371cm" svg:height="3.155cm" svg:x="10.871cm" svg:y="0.13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5"/>
      <text:p text:style-name="P30"/>
      <text:p text:style-name="P30"><text:tab/><text:tab/><text:tab/><text:tab/><text:tab/><text:tab/><text:tab/><text:tab/><text:tab/>D,<text:tab/>|D| = δ(G)</text:p>
      <text:p text:style-name="P30"/>
      <text:p text:style-name="P30"/>
      <text:p text:style-name="P30"><draw:line text:anchor-type="paragraph" draw:z-index="36" draw:style-name="gr3" draw:text-style-name="P42" svg:x1="9.919cm" svg:y1="1.398cm" svg:x2="9.469cm" svg:y2="0.102cm"><text:p/></draw:line></text:p>
      <text:p text:style-name="P30"/>
      <text:p text:style-name="P30"/>
      <text:p text:style-name="P15"><text:span text:style-name="T33"><text:tab/><text:tab/><text:tab/><text:tab/><text:tab/><text:tab/><text:tab/><text:tab/>Kanter till alla x </text:span><text:span text:style-name="T30">∈</text:span><text:span text:style-name="T33"> X</text:span></text:p>
      <text:p text:style-name="P30"/>
      <text:p text:style-name="P30"><text:tab/>Då är<text:tab/><text:tab/>|P*(A)| = |P(A)| + |D| =</text:p>
      <text:p text:style-name="P31"><text:tab/>A<text:span text:style-name="T44"> </text:span>≠ <text:span text:style-name="T44">∅</text:span></text:p>
      <text:p text:style-name="P30"><text:tab/><text:tab/><text:tab/>= |P(A)| + δ(G) ≥</text:p>
      <text:p text:style-name="P30"/>
      <text:p text:style-name="P30"><text:tab/><text:tab/><text:tab/>≥ |A| − δ(G) + δ(G) = |A|</text:p>
      <text:p text:style-name="P30"/>
      <text:p text:style-name="P30"/>
      <text:p text:style-name="P30"><text:tab/>G* har en fullständig matchning M* (Halls sats) som ger en matchning</text:p>
      <text:p text:style-name="P30"><text:tab/>med |M| ≥ |X| − δ(G) i G och minst δ(G) är omatchad:</text:p>
      <text:p text:style-name="P30"/>
      <text:p text:style-name="P15"><text:span text:style-name="T33"><text:tab/><text:tab/>|A</text:span><text:span text:style-name="T10">0</text:span><text:span text:style-name="T33">| = |P(A</text:span><text:span text:style-name="T10">0</text:span><text:span text:style-name="T33">)| + δ(G),<text:tab/>något Α</text:span><text:span text:style-name="T10">0</text:span><text:span text:style-name="T33"> ⊆ X</text:span></text:p>
      <text:p text:style-name="P30"/>
      <text:p text:style-name="P40">Sats:</text:p>
      <text:p text:style-name="P32"/>
      <text:p text:style-name="P32"><text:tab/>En matchning M i en bipartit graf G är maximal omm det inte finns en</text:p>
      <text:p text:style-name="P16"><text:span text:style-name="T34"><text:tab/>utökande alternerande stig för M i G</text:span><text:span text:style-name="T40">. (Ger en algoritm för att finna</text:span></text:p>
      <text:p text:style-name="P34"><text:span text:style-name="T34"><text:tab/>maximal matchning</text:span><text:span text:style-name="T35">.</text:span><text:span text:style-name="T34">)</text:span></text:p>
      <text:p text:style-name="P32"/>
      <text:p text:style-name="P33"><text:tab/>Ty:</text:p>
      <text:p text:style-name="P33"><text:tab/><text:tab/>⇒:<text:tab/>Klart (en utökande alternerande stig utökar matchningen)<text:span text:style-name="T46">.</text:span></text:p>
      <text:p text:style-name="P33"/>
      <text:p text:style-name="P33"><text:tab/><text:tab/>⇐:<text:tab/>Om M inte är maximal, låt M* vara det, |M*| &gt; |M|.</text:p>
      <text:p text:style-name="P33"><text:tab/><text:tab/><text:tab/>Vi skall visa att det finns en utökande alternerande stig.</text:p>
      <text:p text:style-name="P33"/>
      <text:p text:style-name="P33"><draw:line text:anchor-type="paragraph" draw:z-index="37" draw:style-name="gr3" draw:text-style-name="P42" svg:x1="7.352cm" svg:y1="1.878cm" svg:x2="6.32cm" svg:y2="0.476cm"><text:p/></draw:line><text:tab/><text:tab/><text:tab/>Låt F = M ∆ M*</text:p>
      <text:p text:style-name="P33"/>
      <text:p text:style-name="P33"/>
      <text:p text:style-name="P33"><text:tab/><text:tab/><text:tab/><text:tab/><text:tab/><text:tab/>Symmetrisk differens, det vill säga</text:p>
      <text:p text:style-name="P33"><text:tab/><text:tab/><text:tab/><text:tab/><text:tab/><text:tab/>kanter i exakt en av M och M*.</text:p>
      <text:p text:style-name="P33"/>
      <text:p text:style-name="P33"><text:tab/><text:tab/><text:tab/>Betrakta G' = (X ⊔ Y, F), valenser 0, 1, 2 (inga andra)</text:p>
      <text:p text:style-name="P33"><text:tab/><text:tab/><text:tab/>inte två kanter i M eller två kanter i M* till ett hörn.</text:p>
      <text:p text:style-name="P33"/>
      <text:p text:style-name="P33"><text:tab/><text:tab/><text:tab/>G':s komponenter är alternerande stigar eller cykler,</text:p>
      <text:p text:style-name="P33"><text:tab/><text:tab/><text:tab/>någon av dem har fler kanter från M*. En utökande</text:p>
      <text:p text:style-name="P33"><text:tab/><text:tab/><text:tab/>alternerande stig för M.</text:p>
      <text:p text:style-name="P33"/>
      <text:p text:style-name="P33"><draw:frame draw:style-name="fr1" draw:name="graphics10" text:anchor-type="paragraph" svg:x="5.823cm" svg:y="0.767cm" svg:width="7.056cm" svg:height="7.056cm" draw:z-index="38"><draw:image xlink:href="Pictures/2000019900001B9000001B905C4DAB5D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423cm" fo:margin-bottom="0.212cm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cm" fo:margin-right="0cm" fo:text-align="start" style:justify-single-word="false" fo:text-indent="0cm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cm" fo:margin-right="0cm" fo:text-align="start" style:justify-single-word="false" fo:text-indent="0cm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cm" fo:margin-right="0cm" fo:text-align="start" style:justify-single-word="false" fo:text-indent="0cm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cm" fo:margin-right="0cm" fo:text-align="start" style:justify-single-word="false" fo:text-indent="0cm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cm" fo:margin-right="0cm" fo:text-align="start" style:justify-single-word="false" fo:text-indent="0cm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5-14T15:52:50</dc:date>
    <dc:creator>Mattias </dc:creator>
    <meta:editing-duration>PT113H10M17S</meta:editing-duration>
    <meta:editing-cycles>139</meta:editing-cycles>
    <meta:generator>OpenOffice.org/3.2$Unix OpenOffice.org_project/320m19$Build-9505</meta:generator>
    <meta:document-statistic meta:table-count="0" meta:image-count="10" meta:object-count="13" meta:page-count="8" meta:paragraph-count="118" meta:word-count="808" meta:character-count="3913"/>
  </office:meta>
</office:document-meta>
</file>

<file path=Object 1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n>3</mn>
            </mrow>
          </mstyle>
        </msub>
      </msub>
      <mtext>(λ) = </mtext>
      <munder>
        <mi mathvariant="normal">λ</mi>
        <mn>1</mn>
      </munder>
      <munder>
        <mtext>(λ − 1)</mtext>
        <mn>2</mn>
      </munder>
      <munder>
        <mtext>(λ − 2)</mtext>
        <mn>3</mn>
      </munder>
    </mrow>
    <annotation encoding="StarMath 5.0">P_{C_{size *1.5 3}}"(λ) = " λ csub 1 "(λ − 1)" csub 2 "(λ − 2)" csub 3</annotation>
  </semantics>
</math>
</file>

<file path=Object 10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(λ)</mtext>
    </mrow>
    <annotation encoding="StarMath 5.0">P_{C_{size *1.5 n}} "(λ)"</annotation>
  </semantics>
</math>
</file>

<file path=Object 11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(0) = 0 = </mtext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1</mtext>
    </mrow>
    <annotation encoding="StarMath 5.0">P_{C_{size *1.5 n}} "(0) = 0 = "P_{C_{size *1.5 n}} "1"</annotation>
  </semantics>
</math>
</file>

<file path=Object 12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sup>
        <mtext>(2) = 1</mtext>
        <mi mathvariant="normal">n</mi>
      </msup>
      <msup>
        <mtext> + (−1)</mtext>
        <mi mathvariant="normal">n</mi>
      </msup>
      <msup>
        <mtext>⋅1</mtext>
        <mi mathvariant="normal">n</mi>
      </msup>
      <msup>
        <mtext> = 1 + (−1)</mtext>
        <mi mathvariant="normal">n</mi>
      </msup>
      <mtext> = </mtext>
      <mi/>
      <mtable>
        <mtr>
          <mtd>
            <mn>2</mn>
          </mtd>
          <mtd>
            <mtext>n jämnt</mtext>
          </mtd>
        </mtr>
        <mtr>
          <mtd>
            <mn>0</mn>
          </mtd>
          <mtd>
            <mtext>n udda</mtext>
          </mtd>
        </mtr>
      </mtable>
    </mrow>
    <annotation encoding="StarMath 5.0">P_{C_{size *1.5 n}} "(2) = 1"^n " + (−1)"^n "⋅1"^n " = 1 + (−1)"^n " = " ~ matrix {2 # "n jämnt" ## 0 # "n udda"}</annotation>
  </semantics>
</math>
</file>

<file path=Object 13/content.xml><?xml version="1.0" encoding="utf-8"?>
<math xmlns="http://www.w3.org/1998/Math/MathML">
  <semantics>
    <mrow>
      <mtext>δ(G) = </mtext>
      <munder>
        <mtext>max</mtext>
        <mtext>A ⊆ X</mtext>
      </munder>
      <mtext>{|A| − |P(A)|} ≥ 0,  G:s defekt (G:s underskott)</mtext>
    </mrow>
    <annotation encoding="StarMath 5.0">"δ(G) = " "max" csub "A ⊆ X" "{|A| − |P(A)|} ≥ 0,  G:s defekt (G:s underskott)"</annotation>
  </semantics>
</math>
</file>

<file path=Object 2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(λ)</mtext>
    </mrow>
    <annotation encoding="StarMath 5.0">P_{C_{size *1.5 n}} "(λ)"</annotation>
  </semantics>
</math>
</file>

<file path=Object 3/content.xml><?xml version="1.0" encoding="utf-8"?>
<math xmlns="http://www.w3.org/1998/Math/MathML">
  <semantics>
    <mrow>
      <msub>
        <mi mathvariant="normal">P</mi>
        <msub>
          <mi mathvariant="normal">T</mi>
          <mstyle mathsize="150%">
            <mrow>
              <mi mathvariant="normal">n</mi>
            </mrow>
          </mstyle>
        </msub>
      </msub>
      <mtext>(λ)</mtext>
    </mrow>
    <annotation encoding="StarMath 5.0">P_{T_{size *1.5 n}} "(λ)"</annotation>
  </semantics>
</math>
</file>

<file path=Object 4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text>n − 1</mtext>
            </mrow>
          </mstyle>
        </msub>
      </msub>
      <mtext>(λ)</mtext>
    </mrow>
    <annotation encoding="StarMath 5.0">P_{C_{size *1.5 "n − 1"}} "(λ)"</annotation>
  </semantics>
</math>
</file>

<file path=Object 5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text>n − 1</mtext>
            </mrow>
          </mstyle>
        </msub>
      </msub>
      <mtext>(λ)</mtext>
    </mrow>
    <annotation encoding="StarMath 5.0">P_{C_{size *1.5 "n − 1"}} "(λ)"</annotation>
  </semantics>
</math>
</file>

<file path=Object 6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text>n − 1</mtext>
            </mrow>
          </mstyle>
        </msub>
      </msub>
      <mtext>(λ)</mtext>
    </mrow>
    <annotation encoding="StarMath 5.0">P_{C_{size *1.5 "n − 1"}} "(λ)"</annotation>
  </semantics>
</math>
</file>

<file path=Object 7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(λ)</mtext>
    </mrow>
    <annotation encoding="StarMath 5.0">P_{C_{size *1.5 n}} "(λ)"</annotation>
  </semantics>
</math>
</file>

<file path=Object 8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text>n − 1</mtext>
            </mrow>
          </mstyle>
        </msub>
      </msub>
      <mtext>(λ)</mtext>
    </mrow>
    <annotation encoding="StarMath 5.0">P_{C_{size *1.5 "n − 1"}} "(λ)"</annotation>
  </semantics>
</math>
</file>

<file path=Object 9/content.xml><?xml version="1.0" encoding="utf-8"?>
<math xmlns="http://www.w3.org/1998/Math/MathML">
  <semantics>
    <mrow>
      <msub>
        <mi mathvariant="normal">P</mi>
        <msub>
          <mi mathvariant="normal">C</mi>
          <mstyle mathsize="150%">
            <mrow>
              <mi mathvariant="normal">n</mi>
            </mrow>
          </mstyle>
        </msub>
      </msub>
      <mtext>(λ)</mtext>
    </mrow>
    <annotation encoding="StarMath 5.0">P_{C_{size *1.5 n}} "(λ)"</annotation>
  </semantics>
</math>
</file>